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bitmap" draw:fill-image-name="a6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bitmap" draw:fill-image-name="a433" style:repeat="stretch" presentation:transition-type="automatic" presentation:transition-speed="slow" presentation:duration="PT18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bitmap" draw:fill-image-name="a5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bitmap" draw:fill-image-name="a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bitmap" draw:fill-image-name="a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.5in" fo:margin-right="0in" fo:text-indent="-0.5in" fo:margin-top="0.11111in" fo:margin-bottom="0in" style:punctuation-wrap="hanging" style:vertical-align="auto" style:writing-mode="lr-tb">
        <style:tab-stops>
          <style:tab-stop style:position="0.1248in"/>
          <style:tab-stop style:position="1.1248in"/>
          <style:tab-stop style:position="2.1248in"/>
          <style:tab-stop style:position="3.1248in"/>
          <style:tab-stop style:position="4.1248in"/>
          <style:tab-stop style:position="5.1248in"/>
          <style:tab-stop style:position="6.1248in"/>
          <style:tab-stop style:position="7.1248in"/>
          <style:tab-stop style:position="8.1248in"/>
          <style:tab-stop style:position="9.1248in"/>
          <style:tab-stop style:position="10.1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4">
      <style:drawing-page-properties draw:fill="bitmap" draw:fill-image-name="a6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color="#000000"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34" draw:master-page-name="Master1-Layout7-blank-Em-branco" presentation:presentation-page-layout-name="Master1-PPL7" draw:id="Slide-256">
        <draw:frame draw:id="id69" presentation:style-name="a438" draw:name="Título 1" svg:x="0.5252in" svg:y="3.01024in" svg:width="8.99961in" svg:height="1.43583in" presentation:class="title" presentation:placeholder="false">
          <draw:text-box>
            <text:p text:style-name="a437" text:class-names="" text:cond-style-name=""><text:span text:style-name="a435" text:class-names="">Padrões</text:span><text:span text:style-name="a436" text:class-names=""/></text:p>
          </draw:text-box>
          <svg:title/>
          <svg:desc/>
        </draw:frame>
        <presentation:notes draw:style-name="a441">
          <draw:page-thumbnail draw:page-number="1" svg:x="1.25174in" svg:y="0.76042in" svg:width="4.99479in" svg:height="3.74826in" presentation:class="page" draw:id="id70" presentation:style-name="a439" draw:name="Espaço Reservado para Imagem de Slide 1">
            <svg:title/>
            <svg:desc/>
          </draw:page-thumbnail>
          <draw:frame draw:id="id71" presentation:style-name="a440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443" draw:master-page-name="Master1-Layout7-blank-Em-branco" presentation:presentation-page-layout-name="Master1-PPL7" draw:id="Slide-258">
        <draw:frame draw:id="id72" presentation:style-name="a451" draw:name="Título 1" svg:x="0.88806in" svg:y="0.26729in" svg:width="8.99961in" svg:height="1.34488in" presentation:class="title" presentation:placeholder="false">
          <draw:text-box>
            <text:p text:style-name="a450" text:class-names="" text:cond-style-name=""><text:span text:style-name="a444" text:class-names="">Vantagens</text:span><text:span text:style-name="a445" text:class-names=""><text:s text:c="1"/>do<text:s text:c="1"/></text:span><text:span text:style-name="a446" text:class-names="">Uso</text:span><text:span text:style-name="a447" text:class-names=""><text:s text:c="1"/>de<text:s text:c="1"/></text:span><text:span text:style-name="a448" text:class-names="">Padrões</text:span><text:span text:style-name="a449" text:class-names=""/></text:p>
          </draw:text-box>
          <svg:title/>
          <svg:desc/>
        </draw:frame>
        <draw:frame draw:id="id73" presentation:style-name="a550" draw:name="Espaço Reservado para Texto 2" svg:x="0.58547in" svg:y="2.17761in" svg:width="8.79961in" svg:height="4.34961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52" text:class-names=""><text:s text:c="1"/></text:span><text:span text:style-name="a453" text:class-names="">Agilidade</text:span><text:span text:style-name="a454" text:class-names=""><text:s text:c="1"/>no<text:s text:c="1"/></text:span><text:span text:style-name="a455" text:class-names="">desenvolvimento</text:span><text:span text:style-name="a456" text:class-names=""><text:s text:c="1"/>de<text:s text:c="1"/></text:span><text:span text:style-name="a457" text:class-names="">uma</text:span><text:span text:style-name="a458" text:class-names=""><text:s text:c="1"/>nova<text:s text:c="1"/></text:span><text:span text:style-name="a459" text:class-names="">solução</text:span><text:span text:style-name="a460" text:class-names=""><text:s text:c="1"/>para um<text:s text:c="1"/></text:span><text:span text:style-name="a461" text:class-names="">problema</text:span><text:span text:style-name="a462" text:class-names=""><text:s text:c="1"/></text:span><text:span text:style-name="a463" text:class-names="">semelhante</text:span><text:span text:style-name="a464" text:class-names=""><text:s text:c="1"/></text:span><text:span text:style-name="a465" text:class-names="">ou</text:span><text:span text:style-name="a466" text:class-names=""><text:s text:c="1"/>para resolver<text:s text:c="1"/></text:span><text:span text:style-name="a467" text:class-names="">uma</text:span><text:span text:style-name="a468" text:class-names=""><text:s text:c="1"/>parte do<text:s text:c="1"/></text:span><text:span text:style-name="a469" text:class-names="">problema</text:span><text:span text:style-name="a470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73" text:class-names=""><text:s text:c="1"/></text:span><text:span text:style-name="a474" text:class-names="">Melhor</text:span><text:span text:style-name="a475" text:class-names=""><text:s text:c="1"/></text:span><text:span text:style-name="a476" text:class-names="">eficiência</text:span><text:span text:style-name="a477" text:class-names=""><text:s text:c="1"/>do<text:s text:c="1"/></text:span><text:span text:style-name="a478" text:class-names="">projeto</text:span><text:span text:style-name="a479" text:class-names="">,<text:s text:c="1"/></text:span><text:span text:style-name="a480" text:class-names="">como</text:span><text:span text:style-name="a481" text:class-names=""><text:s text:c="1"/>o<text:s text:c="1"/></text:span><text:span text:style-name="a482" text:class-names="">código</text:span><text:span text:style-name="a483" text:class-names=""><text:s text:c="1"/></text:span><text:span text:style-name="a484" text:class-names="">já</text:span><text:span text:style-name="a485" text:class-names=""><text:s text:c="1"/></text:span><text:span text:style-name="a486" text:class-names="">foi</text:span><text:span text:style-name="a487" text:class-names=""><text:s text:c="1"/></text:span><text:span text:style-name="a488" text:class-names="">testado</text:span><text:span text:style-name="a489" text:class-names=""><text:s text:c="1"/></text:span><text:span text:style-name="a490" text:class-names="">garante</text:span><text:span text:style-name="a491" text:class-names=""><text:s text:c="1"/></text:span><text:span text:style-name="a492" text:class-names="">que</text:span><text:span text:style-name="a493" text:class-names=""><text:s text:c="1"/></text:span><text:span text:style-name="a494" text:class-names="">este</text:span><text:span text:style-name="a495" text:class-names=""><text:s text:c="1"/></text:span><text:span text:style-name="a496" text:class-names="">terá</text:span><text:span text:style-name="a497" text:class-names=""><text:s text:c="1"/>o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00" text:class-names=""><text:s text:c="1"/></text:span><text:span text:style-name="a501" text:class-names="">Melhor</text:span><text:span text:style-name="a502" text:class-names=""><text:s text:c="1"/></text:span><text:span text:style-name="a503" text:class-names="">comunicação</text:span><text:span text:style-name="a504" text:class-names=""><text:s text:c="1"/>entre<text:s text:c="1"/></text:span><text:span text:style-name="a505" text:class-names="">os</text:span><text:span text:style-name="a506" text:class-names=""><text:s text:c="1"/></text:span><text:span text:style-name="a507" text:class-names="">profissionais</text:span><text:span text:style-name="a508" text:class-names=""><text:s text:c="1"/>da<text:s text:c="1"/></text:span><text:span text:style-name="a509" text:class-names="">equipe</text:span><text:span text:style-name="a510" text:class-names="">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3" text:class-names=""><text:s text:c="1"/></text:span><text:span text:style-name="a514" text:class-names="">Documentação</text:span><text:span text:style-name="a515" text:class-names=""><text:s text:c="1"/></text:span><text:span text:style-name="a516" text:class-names="">efetiva</text:span><text:span text:style-name="a517" text:class-names=""><text:s text:c="1"/>do<text:s text:c="1"/></text:span><text:span text:style-name="a518" text:class-names="">projeto</text:span><text:span text:style-name="a519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22" text:class-names=""><text:s text:c="1"/></text:span><text:span text:style-name="a523" text:class-names="">Padronização</text:span><text:span text:style-name="a524" text:class-names=""><text:s text:c="1"/>de<text:s text:c="1"/></text:span><text:span text:style-name="a525" text:class-names="">atividades</text:span><text:span text:style-name="a526" text:class-names=""><text:s text:c="1"/></text:span><text:span text:style-name="a527" text:class-names="">em</text:span><text:span text:style-name="a528" text:class-names=""><text:s text:c="1"/></text:span><text:span text:style-name="a529" text:class-names="">projetos</text:span><text:span text:style-name="a530" text:class-names=""><text:s text:c="1"/></text:span><text:span text:style-name="a531" text:class-names="">grandes</text:span><text:span text:style-name="a532" text:class-names=""><text:s text:c="1"/>de<text:s text:c="1"/></text:span><text:span text:style-name="a533" text:class-names="">complexos</text:span><text:span text:style-name="a534" text:class-names="">.</text:span></text:p>
              </text:list-item>
            </text:list>
            <text:list text:style-name="a543">
              <text:list-item>
                <text:p text:style-name="a542" text:class-names="" text:cond-style-name=""><text:span text:style-name="a537" text:class-names=""><text:s text:c="1"/></text:span><text:span text:style-name="a538" text:class-names="">Diminuição</text:span><text:span text:style-name="a539" text:class-names=""><text:s text:c="1"/>de<text:s text:c="1"/></text:span><text:span text:style-name="a540" text:class-names="">refatoração</text:span><text:span text:style-name="a541" text:class-names="">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presentation:notes draw:style-name="a553">
          <draw:page-thumbnail draw:page-number="2" svg:x="1.25174in" svg:y="0.76042in" svg:width="4.99479in" svg:height="3.74826in" presentation:class="page" draw:id="id74" presentation:style-name="a551" draw:name="Espaço Reservado para Imagem de Slide 1">
            <svg:title/>
            <svg:desc/>
          </draw:page-thumbnail>
          <draw:frame draw:id="id75" presentation:style-name="a552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4" draw:style-name="a555" draw:master-page-name="Master1-Layout7-blank-Em-branco" presentation:presentation-page-layout-name="Master1-PPL7" draw:id="Slide-259">
        <draw:frame draw:id="id76" presentation:style-name="a563" draw:name="Título 1" svg:x="0.88806in" svg:y="0.26729in" svg:width="8.99961in" svg:height="1.34488in" presentation:class="title" presentation:placeholder="false">
          <draw:text-box>
            <text:p text:style-name="a562" text:class-names="" text:cond-style-name=""><text:span text:style-name="a556" text:class-names="">Desvantagens</text:span><text:span text:style-name="a557" text:class-names=""><text:s text:c="1"/>do<text:s text:c="1"/></text:span><text:span text:style-name="a558" text:class-names="">Uso</text:span><text:span text:style-name="a559" text:class-names=""><text:s text:c="1"/>de<text:s text:c="1"/></text:span><text:span text:style-name="a560" text:class-names="">Padrões</text:span><text:span text:style-name="a561" text:class-names=""/></text:p>
          </draw:text-box>
          <svg:title/>
          <svg:desc/>
        </draw:frame>
        <draw:frame draw:id="id77" presentation:style-name="a639" draw:name="Espaço Reservado para Texto 2" svg:x="0.55562in" svg:y="2.25224in" svg:width="8.79961in" svg:height="4.34961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4" text:class-names=""><text:s text:c="1"/></text:span><text:span text:style-name="a565" text:class-names="">Aumentar</text:span><text:span text:style-name="a566" text:class-names=""><text:s text:c="1"/>a<text:s text:c="1"/></text:span><text:span text:style-name="a567" text:class-names="">complexidade</text:span><text:span text:style-name="a568" text:class-names=""><text:s text:c="1"/>de um Sistema simples</text:span></text:p>
              </text:list-item>
            </text:list>
            <text:list text:style-name="a595">
              <text:list-item>
                <text:p text:style-name="a594" text:class-names="" text:cond-style-name=""><text:span text:style-name="a571" text:class-names=""><text:s text:c="1"/></text:span><text:span text:style-name="a572" text:class-names="">Não</text:span><text:span text:style-name="a573" text:class-names=""><text:s text:c="1"/></text:span><text:span text:style-name="a574" text:class-names="">podem</text:span><text:span text:style-name="a575" text:class-names=""><text:s text:c="1"/></text:span><text:span text:style-name="a576" text:class-names="">ser</text:span><text:span text:style-name="a577" text:class-names=""><text:s text:c="1"/></text:span><text:span text:style-name="a578" text:class-names="">usados</text:span><text:span text:style-name="a579" text:class-names=""><text:s text:c="1"/></text:span><text:span text:style-name="a580" text:class-names="">em</text:span><text:span text:style-name="a581" text:class-names=""><text:s text:c="1"/></text:span><text:span text:style-name="a582" text:class-names="">paradigmas</text:span><text:span text:style-name="a583" text:class-names=""><text:s text:c="1"/></text:span><text:span text:style-name="a584" text:class-names="">que</text:span><text:span text:style-name="a585" text:class-names=""><text:s text:c="1"/></text:span><text:span text:style-name="a586" text:class-names="">não</text:span><text:span text:style-name="a587" text:class-names=""><text:s text:c="1"/></text:span><text:span text:style-name="a588" text:class-names="">sejam</text:span><text:span text:style-name="a589" text:class-names=""><text:s text:c="1"/></text:span><text:span text:style-name="a590" text:class-names="">orientados</text:span><text:span text:style-name="a591" text:class-names=""><text:s text:c="1"/>a<text:s text:c="1"/></text:span><text:span text:style-name="a592" text:class-names="">objetos</text:span><text:span text:style-name="a593" text:class-names="">.</text:span></text:p>
              </text:list-item>
            </text:list>
            <text:list text:style-name="a614">
              <text:list-item>
                <text:p text:style-name="a613" text:class-names="" text:cond-style-name=""><text:span text:style-name="a596" text:class-names=""><text:s text:c="1"/></text:span><text:span text:style-name="a597" text:class-names="">Maior</text:span><text:span text:style-name="a598" text:class-names=""><text:s text:c="1"/></text:span><text:span text:style-name="a599" text:class-names="">Consumo</text:span><text:span text:style-name="a600" text:class-names=""><text:s text:c="1"/>de<text:s text:c="1"/></text:span><text:span text:style-name="a601" text:class-names="">memória</text:span><text:span text:style-name="a602" text:class-names="">,<text:s text:c="1"/></text:span><text:span text:style-name="a603" text:class-names="">devido</text:span><text:span text:style-name="a604" text:class-names=""><text:s text:c="1"/>o<text:s text:c="1"/></text:span><text:span text:style-name="a605" text:class-names="">formato</text:span><text:span text:style-name="a606" text:class-names=""><text:s text:c="1"/></text:span><text:span text:style-name="a607" text:class-names="">generalizado</text:span><text:span text:style-name="a608" text:class-names=""><text:s text:c="1"/>de<text:s text:c="1"/></text:span><text:span text:style-name="a609" text:class-names="">algumas</text:span><text:span text:style-name="a610" text:class-names=""><text:s text:c="1"/>classes<text:s text:c="1"/></text:span><text:span text:style-name="a611" text:class-names="">projeto</text:span><text:span text:style-name="a612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15" text:class-names=""><text:s text:c="1"/></text:span><text:span text:style-name="a616" text:class-names="">Maior</text:span><text:span text:style-name="a617" text:class-names=""><text:s text:c="1"/></text:span><text:span text:style-name="a618" text:class-names="">dependência</text:span><text:span text:style-name="a619" text:class-names=""><text:s text:c="1"/>entre<text:s text:c="1"/></text:span><text:span text:style-name="a620" text:class-names="">instâncias</text:span><text:span text:style-name="a621" text:class-names=""><text:s text:c="1"/>de classes.</text:span></text:p>
              </text:list-item>
            </text:list>
            <text:list text:style-name="a630">
              <text:list-item>
                <text:p text:style-name="a629" text:class-names="" text:cond-style-name=""><text:span text:style-name="a624" text:class-names=""><text:s text:c="1"/></text:span><text:span text:style-name="a625" text:class-names="">Aumento</text:span><text:span text:style-name="a626" text:class-names=""><text:s text:c="1"/>das classes do<text:s text:c="1"/></text:span><text:span text:style-name="a627" text:class-names="">projeto</text:span><text:span text:style-name="a628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1" text:class-names="">Uso</text:span><text:span text:style-name="a632" text:class-names=""><text:s text:c="1"/></text:span><text:span text:style-name="a633" text:class-names="">exagerado</text:span><text:span text:style-name="a634" text:class-names=""><text:s text:c="1"/>dos<text:s text:c="1"/></text:span><text:span text:style-name="a635" text:class-names="">padrões</text:span><text:span text:style-name="a636" text:class-names=""><text:s text:c="1"/></text:span></text:p>
              </text:list-item>
            </text:list>
          </draw:text-box>
          <svg:title/>
          <svg:desc/>
        </draw:frame>
        <presentation:notes draw:style-name="a642">
          <draw:page-thumbnail draw:page-number="3" svg:x="1.25174in" svg:y="0.76042in" svg:width="4.99479in" svg:height="3.74826in" presentation:class="page" draw:id="id78" presentation:style-name="a640" draw:name="Espaço Reservado para Imagem de Slide 1">
            <svg:title/>
            <svg:desc/>
          </draw:page-thumbnail>
          <draw:frame draw:id="id79" presentation:style-name="a641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5" draw:style-name="a644" draw:master-page-name="Master1-Layout7-blank-Em-branco" presentation:presentation-page-layout-name="Master1-PPL7" draw:id="Slide-260">
        <draw:frame draw:id="id80" draw:style-name="a650" draw:name="Espaço Reservado para Texto 2" svg:x="0.60039in" svg:y="2.32687in" svg:width="8.79961in" svg:height="4.34961in">
          <draw:text-box>
            <text:p text:style-name="a646" text:class-names="" text:cond-style-name=""><text:span text:style-name="a645" text:class-names=""/></text:p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  <draw:frame draw:id="id81" draw:style-name="a654" draw:name="Título 1" svg:x="0.88806in" svg:y="0.26729in" svg:width="8.99961in" svg:height="1.34488in">
          <draw:text-box>
            <text:p text:style-name="a653" text:class-names="" text:cond-style-name=""><text:span text:style-name="a651" text:class-names="">Requisitos</text:span><text:span text:style-name="a652" text:class-names=""/></text:p>
          </draw:text-box>
          <svg:title/>
          <svg:desc/>
        </draw:frame>
        <draw:frame draw:id="id82" draw:style-name="a662" draw:name="Espaço Reservado para Texto 2" svg:x="0.58547in" svg:y="2.37164in" svg:width="8.79961in" svg:height="4.34961in">
          <draw:text-box>
            <text:list text:style-name="a658">
              <text:list-item>
                <text:p text:style-name="a657" text:class-names="" text:cond-style-name=""><text:span text:style-name="a655" text:class-names=""><text:s text:c="1"/></text:span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7" draw:style-name="a664" draw:master-page-name="Master1-Layout7-blank-Em-branco" presentation:presentation-page-layout-name="Master1-PPL7" draw:id="Slide-262">
        <draw:frame draw:id="id83" draw:style-name="a670" draw:name="Espaço Reservado para Texto 2" svg:x="0.60039in" svg:y="2.32687in" svg:width="8.79961in" svg:height="4.34961in">
          <draw:text-box>
            <text:p text:style-name="a666" text:class-names="" text:cond-style-name=""><text:span text:style-name="a665" text:class-names=""/></text:p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  <draw:frame draw:id="id84" draw:style-name="a675" draw:name="Título 1" svg:x="0.88806in" svg:y="0.26729in" svg:width="8.99961in" svg:height="1.34488in">
          <draw:text-box>
            <text:p text:style-name="a674" text:class-names="" text:cond-style-name=""><text:span text:style-name="a671" text:class-names="">Quando Não<text:s text:c="1"/></text:span><text:span text:style-name="a672" text:class-names="">Utilizar Padrões</text:span><text:span text:style-name="a673" text:class-names=""/></text:p>
          </draw:text-box>
          <svg:title/>
          <svg:desc/>
        </draw:frame>
        <draw:frame draw:id="id85" draw:style-name="a683" draw:name="Espaço Reservado para Texto 2" svg:x="0.60039in" svg:y="2.7in" svg:width="8.79961in" svg:height="4.34961in">
          <draw:text-box>
            <text:list text:style-name="a679">
              <text:list-item>
                <text:p text:style-name="a678" text:class-names="" text:cond-style-name=""><text:span text:style-name="a676" text:class-names=""><text:s text:c="1"/></text:span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6" draw:style-name="a685" draw:master-page-name="Master1-Layout7-blank-Em-branco" presentation:presentation-page-layout-name="Master1-PPL7" draw:id="Slide-261">
        <draw:frame draw:id="id86" draw:style-name="a691" draw:name="Espaço Reservado para Texto 2" svg:x="0.60039in" svg:y="2.32687in" svg:width="8.79961in" svg:height="4.34961in">
          <draw:text-box>
            <text:p text:style-name="a687" text:class-names="" text:cond-style-name=""><text:span text:style-name="a686" text:class-names=""/></text:p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  <draw:frame draw:id="id87" draw:style-name="a695" draw:name="Título 1" svg:x="0.88806in" svg:y="0.26729in" svg:width="8.99961in" svg:height="1.34488in">
          <draw:text-box>
            <text:p text:style-name="a694" text:class-names="" text:cond-style-name=""><text:span text:style-name="a692" text:class-names="">Requisitos</text:span><text:span text:style-name="a693" text:class-names=""/></text:p>
          </draw:text-box>
          <svg:title/>
          <svg:desc/>
        </draw:frame>
        <draw:frame draw:id="id88" draw:style-name="a703" draw:name="Espaço Reservado para Texto 2" svg:x="0.60039in" svg:y="2.7in" svg:width="8.79961in" svg:height="4.34961in">
          <draw:text-box>
            <text:list text:style-name="a699">
              <text:list-item>
                <text:p text:style-name="a698" text:class-names="" text:cond-style-name=""><text:span text:style-name="a696" text:class-names=""><text:s text:c="1"/>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2" style:display-name="Título e conteúdo">
      <presentation:placeholder presentation:object="title" svg:x="0.5in" svg:y="0.3in" svg:width="9in" svg:height="1.25039in"/>
      <presentation:placeholder presentation:object="object" svg:x="0.5in" svg:y="1.75in" svg:width="9in" svg:height="4.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3" style:display-name="Cabeçalho da Seção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4" style:display-name="Duas Partes de Conteúdo">
      <presentation:placeholder presentation:object="title" svg:x="0.5in" svg:y="0.3in" svg:width="9in" svg:height="1.25039in"/>
      <presentation:placeholder presentation:object="object" svg:x="0.5in" svg:y="1.75in" svg:width="4.41667in" svg:height="4.35069in"/>
      <presentation:placeholder presentation:object="object" svg:x="5.08333in" svg:y="1.75in" svg:width="4.41667in" svg:height="4.35069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5" style:display-name="Comparação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6" style:display-name="Somente título">
      <presentation:placeholder presentation:object="title" svg:x="0.5in" svg:y="0.3in" svg:width="9in" svg:height="1.25039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7" style:display-name="Em branco"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8" style:display-name="Conteúdo com Legenda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9" style:display-name="Imagem com Legenda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10" style:display-name="Título e texto vertical">
      <presentation:placeholder presentation:object="title" svg:x="0.5in" svg:y="0.3in" svg:width="9in" svg:height="1.25039in"/>
      <presentation:placeholder presentation:object="outline" svg:x="0.5in" svg:y="1.75in" svg:width="9in" svg:height="4.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11" style:display-name="Título e texto verticais">
      <presentation:placeholder presentation:object="title" svg:x="7.25in" svg:y="0.30035in" svg:width="2.25in" svg:height="5.80035in"/>
      <presentation:placeholder presentation:object="outline" svg:x="0.5in" svg:y="0.30035in" svg:width="6.58333in" svg:height="5.800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1" xlink:href="media/image1.png" xlink:show="embed" xlink:actuate="onLoad"/>
    <draw:fill-image draw:name="a442" xlink:href="media/image1.png" xlink:show="embed" xlink:actuate="onLoad"/>
    <draw:fill-image draw:name="a554" xlink:href="media/image1.png" xlink:show="embed" xlink:actuate="onLoad"/>
    <draw:fill-image draw:name="a663" xlink:href="media/image1.png" xlink:show="embed" xlink:actuate="onLoad"/>
    <draw:fill-image draw:name="a433" xlink:href="media/image1.png" xlink:show="embed" xlink:actuate="onLoad"/>
    <draw:fill-image draw:name="a258" xlink:href="media/image1.png" xlink:show="embed" xlink:actuate="onLoad"/>
    <draw:fill-image draw:name="a0" xlink:href="media/image1.png" xlink:show="embed" xlink:actuate="onLoad"/>
    <draw:fill-image draw:name="a176" xlink:href="media/image1.png" xlink:show="embed" xlink:actuate="onLoad"/>
    <draw:fill-image draw:name="a98" xlink:href="media/image1.png" xlink:show="embed" xlink:actuate="onLoad"/>
    <draw:fill-image draw:name="a316" xlink:href="media/image1.png" xlink:show="embed" xlink:actuate="onLoad"/>
    <draw:fill-image draw:name="a123" xlink:href="media/image1.png" xlink:show="embed" xlink:actuate="onLoad"/>
    <draw:fill-image draw:name="a643" xlink:href="media/image1.png" xlink:show="embed" xlink:actuate="onLoad"/>
    <draw:fill-image draw:name="a237" xlink:href="media/image1.png" xlink:show="embed" xlink:actuate="onLoad"/>
    <draw:fill-image draw:name="a275" xlink:href="media/image1.png" xlink:show="embed" xlink:actuate="onLoad"/>
    <draw:fill-image draw:name="a344" xlink:href="media/image1.png" xlink:show="embed" xlink:actuate="onLoad"/>
    <draw:fill-image draw:name="a382" xlink:href="media/image1.png" xlink:show="embed" xlink:actuate="onLoad"/>
    <draw:fill-image draw:name="a684" xlink:href="media/image1.png" xlink:show="embed" xlink:actuate="onLoad"/>
    <draw:fill-image draw:name="a36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bitmap" draw:fill-image-name="a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aragraph" style:name="a12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bitmap" draw:fill-image-name="a2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bitmap" draw:fill-image-name="a2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bitmap" draw:fill-image-name="a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Espaço Reservado para Título 1" svg:x="0.5in" svg:y="0.3in" svg:width="9in" svg:height="1.25039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ço Reservado para Texto 2" svg:x="0.5in" svg:y="1.75in" svg:width="9in" svg:height="4.3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49961in" svg:y="6.82953in" svg:width="2.33346in" svg:height="0.5212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ço Reservado para Rodapé 4" svg:x="3.41653in" svg:y="6.82953in" svg:width="3.16693in" svg:height="0.5212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14in" svg:y="6.82953in" svg:width="2.33346in" svg:height="0.5212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35">
        <draw:page-thumbnail svg:x="0in" svg:y="0.75984in" svg:width="0.00039in" svg:height="0.00039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75in" svg:y="4.75in" svg:width="5.99961in" svg:height="4.49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37">
      <draw:frame draw:id="id7" presentation:style-name="a41" draw:name="Título 1" svg:x="1.25in" svg:y="1.22743in" svg:width="7.5in" svg:height="2.61111in" presentation:class="title" presentation:placeholder="false">
        <draw:text-box>
          <text:p text:style-name="a40" text:class-names="" text:cond-style-name=""><text:span text:style-name="a38" text:class-names="">Clique para editar o título mestre</text:span><text:span text:style-name="a39" text:class-names=""/></text:p>
        </draw:text-box>
        <svg:title/>
        <svg:desc/>
      </draw:frame>
      <draw:frame draw:id="id8" presentation:style-name="a45" draw:name="Subtítulo 2" svg:x="1.25in" svg:y="3.93924in" svg:width="7.5in" svg:height="1.81076in" presentation:class="subtitle" presentation:placeholder="false">
        <draw:text-box>
          <text:p text:style-name="a44" text:class-names="" text:cond-style-name=""><text:span text:style-name="a42" text:class-names="">Clique para editar o estilo do subtítulo mestre</text:span><text:span text:style-name="a43" text:class-names=""/></text:p>
        </draw:text-box>
        <svg:title/>
        <svg:desc/>
      </draw:frame>
      <draw:frame draw:id="id9" presentation:style-name="a48" draw:name="Espaço Reservado para Data 3" svg:x="0.49961in" svg:y="6.82953in" svg:width="2.33346in" svg:height="0.52126in" presentation:class="date-time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Espaço Reservado para Rodapé 4" svg:x="3.41653in" svg:y="6.82953in" svg:width="3.16693in" svg:height="0.52126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5" draw:name="Espaço Reservado para Número de Slide 5" svg:x="7.16614in" svg:y="6.82953in" svg:width="2.33346in" svg:height="0.52126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presentation:notes style:page-layout-name="pageLayout2" draw:style-name="a60">
        <draw:page-thumbnail svg:x="0in" svg:y="0.75984in" svg:width="0.00039in" svg:height="0.00039in" presentation:class="page" draw:id="id5" presentation:style-name="a56" draw:name="Espaço Reservado para Imagem de Slide 1">
          <svg:title/>
          <svg:desc/>
        </draw:page-thumbnail>
        <draw:frame draw:id="id6" presentation:style-name="a59" draw:name="Espaço Reservado para Anotações 2" svg:x="0.75in" svg:y="4.75in" svg:width="5.99961in" svg:height="4.49961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62">
      <draw:frame draw:id="id12" presentation:style-name="a66" draw:name="Título 1" svg:x="0.5in" svg:y="0.3in" svg:width="9in" svg:height="1.25039in" presentation:class="title" presentation:placeholder="false">
        <draw:text-box>
          <text:p text:style-name="a65" text:class-names="" text:cond-style-name=""><text:span text:style-name="a63" text:class-names="">Clique para editar o título mestre</text:span><text:span text:style-name="a64" text:class-names=""/></text:p>
        </draw:text-box>
        <svg:title/>
        <svg:desc/>
      </draw:frame>
      <draw:frame draw:id="id13" presentation:style-name="a82" draw:name="Espaço Reservado para Conteúdo 2" svg:x="0.5in" svg:y="1.75in" svg:width="9in" svg:height="4.35in" presentation:class="object" presentation:placeholder="false">
        <draw:text-box>
          <text:p text:style-name="a68" text:class-names="" text:cond-style-name=""><text:span text:style-name="a67" text:class-names="">Clique para editar o texto mestre</text:span></text:p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gundo ní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Quinto ní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5" draw:name="Espaço Reservado para Data 3" svg:x="0.49961in" svg:y="6.82953in" svg:width="2.33346in" svg:height="0.52126in" presentation:class="date-tim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8" draw:name="Espaço Reservado para Rodapé 4" svg:x="3.41653in" svg:y="6.82953in" svg:width="3.16693in" svg:height="0.52126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6" presentation:style-name="a92" draw:name="Espaço Reservado para Número de Slide 5" svg:x="7.16614in" svg:y="6.82953in" svg:width="2.33346in" svg:height="0.52126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97">
        <draw:page-thumbnail svg:x="0in" svg:y="0.75984in" svg:width="0.00039in" svg:height="0.00039in" presentation:class="page" draw:id="id5" presentation:style-name="a93" draw:name="Espaço Reservado para Imagem de Slide 1">
          <svg:title/>
          <svg:desc/>
        </draw:page-thumbnail>
        <draw:frame draw:id="id6" presentation:style-name="a96" draw:name="Espaço Reservado para Anotações 2" svg:x="0.75in" svg:y="4.75in" svg:width="5.99961in" svg:height="4.49961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99">
      <draw:frame draw:id="id17" presentation:style-name="a103" draw:name="Título 1" svg:x="0.68229in" svg:y="1.86979in" svg:width="8.625in" svg:height="3.11979in" presentation:class="title" presentation:placeholder="false">
        <draw:text-box>
          <text:p text:style-name="a102" text:class-names="" text:cond-style-name=""><text:span text:style-name="a100" text:class-names="">Clique para editar o título mestre</text:span><text:span text:style-name="a101" text:class-names=""/></text:p>
        </draw:text-box>
        <svg:title/>
        <svg:desc/>
      </draw:frame>
      <draw:frame draw:id="id18" presentation:style-name="a107" draw:name="Espaço Reservado para Texto 2" svg:x="0.68229in" svg:y="5.0191in" svg:width="8.62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que para editar o texto mestre</text:span></text:p>
            </text:list-item>
          </text:list>
        </draw:text-box>
        <svg:title/>
        <svg:desc/>
      </draw:frame>
      <draw:frame draw:id="id19" presentation:style-name="a110" draw:name="Espaço Reservado para Data 3" svg:x="0.49961in" svg:y="6.82953in" svg:width="2.33346in" svg:height="0.52126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0" presentation:style-name="a113" draw:name="Espaço Reservado para Rodapé 4" svg:x="3.41653in" svg:y="6.82953in" svg:width="3.16693in" svg:height="0.52126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1" presentation:style-name="a117" draw:name="Espaço Reservado para Número de Slide 5" svg:x="7.16614in" svg:y="6.82953in" svg:width="2.33346in" svg:height="0.52126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22">
        <draw:page-thumbnail svg:x="0in" svg:y="0.75984in" svg:width="0.00039in" svg:height="0.00039in" presentation:class="page" draw:id="id5" presentation:style-name="a118" draw:name="Espaço Reservado para Imagem de Slide 1">
          <svg:title/>
          <svg:desc/>
        </draw:page-thumbnail>
        <draw:frame draw:id="id6" presentation:style-name="a121" draw:name="Espaço Reservado para Anotações 2" svg:x="0.75in" svg:y="4.75in" svg:width="5.99961in" svg:height="4.49961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24">
      <draw:frame draw:id="id22" presentation:style-name="a128" draw:name="Título 1" svg:x="0.5in" svg:y="0.3in" svg:width="9in" svg:height="1.25039in" presentation:class="title" presentation:placeholder="false">
        <draw:text-box>
          <text:p text:style-name="a127" text:class-names="" text:cond-style-name=""><text:span text:style-name="a125" text:class-names="">Clique para editar o título mestre</text:span><text:span text:style-name="a126" text:class-names=""/></text:p>
        </draw:text-box>
        <svg:title/>
        <svg:desc/>
      </draw:frame>
      <draw:frame draw:id="id23" presentation:style-name="a144" draw:name="Espaço Reservado para Conteúdo 2" svg:x="0.5in" svg:y="1.75in" svg:width="4.41667in" svg:height="4.35069in" presentation:class="object" presentation:placeholder="false">
        <draw:text-box>
          <text:p text:style-name="a130" text:class-names="" text:cond-style-name=""><text:span text:style-name="a129" text:class-names="">Clique para editar o texto mestre</text:span></text:p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gundo ní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Quinto ní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0" draw:name="Espaço Reservado para Conteúdo 3" svg:x="5.08333in" svg:y="1.75in" svg:width="4.41667in" svg:height="4.35069in" presentation:class="object" presentation:placeholder="false">
        <draw:text-box>
          <text:p text:style-name="a146" text:class-names="" text:cond-style-name=""><text:span text:style-name="a145" text:class-names="">Clique para editar o texto mestre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gundo ní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Quinto ní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3" draw:name="Espaço Reservado para Data 4" svg:x="0.49961in" svg:y="6.82953in" svg:width="2.33346in" svg:height="0.52126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6" presentation:style-name="a166" draw:name="Espaço Reservado para Rodapé 5" svg:x="3.41653in" svg:y="6.82953in" svg:width="3.16693in" svg:height="0.52126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27" presentation:style-name="a170" draw:name="Espaço Reservado para Número de Slide 6" svg:x="7.16614in" svg:y="6.82953in" svg:width="2.33346in" svg:height="0.52126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  <presentation:notes style:page-layout-name="pageLayout2" draw:style-name="a175">
        <draw:page-thumbnail svg:x="0in" svg:y="0.75984in" svg:width="0.00039in" svg:height="0.00039in" presentation:class="page" draw:id="id5" presentation:style-name="a171" draw:name="Espaço Reservado para Imagem de Slide 1">
          <svg:title/>
          <svg:desc/>
        </draw:page-thumbnail>
        <draw:frame draw:id="id6" presentation:style-name="a174" draw:name="Espaço Reservado para Anotações 2" svg:x="0.75in" svg:y="4.75in" svg:width="5.99961in" svg:height="4.49961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77">
      <draw:frame draw:id="id28" presentation:style-name="a181" draw:name="Título 1" svg:x="0.68924in" svg:y="0.39931in" svg:width="8.625in" svg:height="1.44965in" presentation:class="title" presentation:placeholder="false">
        <draw:text-box>
          <text:p text:style-name="a180" text:class-names="" text:cond-style-name=""><text:span text:style-name="a178" text:class-names="">Clique para editar o título mestre</text:span><text:span text:style-name="a179" text:class-names=""/></text:p>
        </draw:text-box>
        <svg:title/>
        <svg:desc/>
      </draw:frame>
      <draw:frame draw:id="id29" presentation:style-name="a185" draw:name="Espaço Reservado para Texto 2" svg:x="0.68924in" svg:y="1.83854in" svg:width="4.2309in" svg:height="0.90104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que para editar o texto mestre</text:span></text:p>
            </text:list-item>
          </text:list>
        </draw:text-box>
        <svg:title/>
        <svg:desc/>
      </draw:frame>
      <draw:frame draw:id="id30" presentation:style-name="a201" draw:name="Espaço Reservado para Conteúdo 3" svg:x="0.68924in" svg:y="2.73958in" svg:width="4.2309in" svg:height="4.02951in" presentation:class="object" presentation:placeholder="false">
        <draw:text-box>
          <text:p text:style-name="a187" text:class-names="" text:cond-style-name=""><text:span text:style-name="a186" text:class-names="">Clique para editar o texto mestre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gundo ní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7" text:class-names="">Quinto nível</text:span><text:span text:style-name="a1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5" draw:name="Espaço Reservado para Texto 4" svg:x="5.0625in" svg:y="1.83854in" svg:width="4.25174in" svg:height="0.90104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que para editar o texto mestre</text:span></text:p>
            </text:list-item>
          </text:list>
        </draw:text-box>
        <svg:title/>
        <svg:desc/>
      </draw:frame>
      <draw:frame draw:id="id32" presentation:style-name="a221" draw:name="Espaço Reservado para Conteúdo 5" svg:x="5.0625in" svg:y="2.73958in" svg:width="4.25174in" svg:height="4.02951in" presentation:class="object" presentation:placeholder="false">
        <draw:text-box>
          <text:p text:style-name="a207" text:class-names="" text:cond-style-name=""><text:span text:style-name="a206" text:class-names="">Clique para editar o texto mestre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gundo ní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Quinto nível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4" draw:name="Espaço Reservado para Data 6" svg:x="0.49961in" svg:y="6.82953in" svg:width="2.33346in" svg:height="0.52126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4" presentation:style-name="a227" draw:name="Espaço Reservado para Rodapé 7" svg:x="3.41653in" svg:y="6.82953in" svg:width="3.16693in" svg:height="0.52126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5" presentation:style-name="a231" draw:name="Espaço Reservado para Número de Slide 8" svg:x="7.16614in" svg:y="6.82953in" svg:width="2.33346in" svg:height="0.52126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/></text:span><text:span text:style-name="a229" text:class-names=""/></text:p>
        </draw:text-box>
        <svg:title/>
        <svg:desc/>
      </draw:frame>
      <presentation:notes style:page-layout-name="pageLayout2" draw:style-name="a236">
        <draw:page-thumbnail svg:x="0in" svg:y="0.75984in" svg:width="0.00039in" svg:height="0.00039in" presentation:class="page" draw:id="id5" presentation:style-name="a232" draw:name="Espaço Reservado para Imagem de Slide 1">
          <svg:title/>
          <svg:desc/>
        </draw:page-thumbnail>
        <draw:frame draw:id="id6" presentation:style-name="a235" draw:name="Espaço Reservado para Anotações 2" svg:x="0.75in" svg:y="4.75in" svg:width="5.99961in" svg:height="4.49961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8">
      <draw:frame draw:id="id36" presentation:style-name="a242" draw:name="Título 1" svg:x="0.5in" svg:y="0.3in" svg:width="9in" svg:height="1.25039in" presentation:class="title" presentation:placeholder="false">
        <draw:text-box>
          <text:p text:style-name="a241" text:class-names="" text:cond-style-name=""><text:span text:style-name="a239" text:class-names="">Clique para editar o título mestre</text:span><text:span text:style-name="a240" text:class-names=""/></text:p>
        </draw:text-box>
        <svg:title/>
        <svg:desc/>
      </draw:frame>
      <draw:frame draw:id="id37" presentation:style-name="a245" draw:name="Espaço Reservado para Data 2" svg:x="0.49961in" svg:y="6.82953in" svg:width="2.33346in" svg:height="0.52126in" presentation:class="date-tim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8" presentation:style-name="a248" draw:name="Espaço Reservado para Rodapé 3" svg:x="3.41653in" svg:y="6.82953in" svg:width="3.16693in" svg:height="0.52126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39" presentation:style-name="a252" draw:name="Espaço Reservado para Número de Slide 4" svg:x="7.16614in" svg:y="6.82953in" svg:width="2.33346in" svg:height="0.52126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  <presentation:notes style:page-layout-name="pageLayout2" draw:style-name="a257">
        <draw:page-thumbnail svg:x="0in" svg:y="0.75984in" svg:width="0.00039in" svg:height="0.00039in" presentation:class="page" draw:id="id5" presentation:style-name="a253" draw:name="Espaço Reservado para Imagem de Slide 1">
          <svg:title/>
          <svg:desc/>
        </draw:page-thumbnail>
        <draw:frame draw:id="id6" presentation:style-name="a256" draw:name="Espaço Reservado para Anotações 2" svg:x="0.75in" svg:y="4.75in" svg:width="5.99961in" svg:height="4.49961in" presentation:class="notes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59">
      <draw:frame draw:id="id40" presentation:style-name="a262" draw:name="Espaço Reservado para Data 1" svg:x="0.49961in" svg:y="6.82953in" svg:width="2.33346in" svg:height="0.52126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1" presentation:style-name="a265" draw:name="Espaço Reservado para Rodapé 2" svg:x="3.41653in" svg:y="6.82953in" svg:width="3.16693in" svg:height="0.52126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42" presentation:style-name="a269" draw:name="Espaço Reservado para Número de Slide 3" svg:x="7.16614in" svg:y="6.82953in" svg:width="2.33346in" svg:height="0.52126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  <presentation:notes style:page-layout-name="pageLayout2" draw:style-name="a274">
        <draw:page-thumbnail svg:x="0in" svg:y="0.75984in" svg:width="0.00039in" svg:height="0.00039in" presentation:class="page" draw:id="id5" presentation:style-name="a270" draw:name="Espaço Reservado para Imagem de Slide 1">
          <svg:title/>
          <svg:desc/>
        </draw:page-thumbnail>
        <draw:frame draw:id="id6" presentation:style-name="a273" draw:name="Espaço Reservado para Anotações 2" svg:x="0.75in" svg:y="4.75in" svg:width="5.99961in" svg:height="4.4996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76">
      <draw:frame draw:id="id43" presentation:style-name="a280" draw:name="Título 1" svg:x="0.68924in" svg:y="0.5in" svg:width="3.22569in" svg:height="1.75in" presentation:class="title" presentation:placeholder="false">
        <draw:text-box>
          <text:p text:style-name="a279" text:class-names="" text:cond-style-name=""><text:span text:style-name="a277" text:class-names="">Clique para editar o título mestre</text:span><text:span text:style-name="a278" text:class-names=""/></text:p>
        </draw:text-box>
        <svg:title/>
        <svg:desc/>
      </draw:frame>
      <draw:frame draw:id="id44" presentation:style-name="a296" draw:name="Espaço Reservado para Conteúdo 2" svg:x="4.25174in" svg:y="1.07986in" svg:width="5.0625in" svg:height="5.32986in" presentation:class="object" presentation:placeholder="false">
        <draw:text-box>
          <text:p text:style-name="a282" text:class-names="" text:cond-style-name=""><text:span text:style-name="a281" text:class-names="">Clique para editar o texto mestre</text:span></text:p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gundo ní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Quinto ní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0" draw:name="Espaço Reservado para Texto 3" svg:x="0.68924in" svg:y="2.25in" svg:width="3.22569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 para editar o texto mestre</text:span></text:p>
            </text:list-item>
          </text:list>
        </draw:text-box>
        <svg:title/>
        <svg:desc/>
      </draw:frame>
      <draw:frame draw:id="id46" presentation:style-name="a303" draw:name="Espaço Reservado para Data 4" svg:x="0.49961in" svg:y="6.82953in" svg:width="2.33346in" svg:height="0.52126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7" presentation:style-name="a306" draw:name="Espaço Reservado para Rodapé 5" svg:x="3.41653in" svg:y="6.82953in" svg:width="3.16693in" svg:height="0.52126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8" presentation:style-name="a310" draw:name="Espaço Reservado para Número de Slide 6" svg:x="7.16614in" svg:y="6.82953in" svg:width="2.33346in" svg:height="0.52126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/></text:span><text:span text:style-name="a308" text:class-names=""/></text:p>
        </draw:text-box>
        <svg:title/>
        <svg:desc/>
      </draw:frame>
      <presentation:notes style:page-layout-name="pageLayout2" draw:style-name="a315">
        <draw:page-thumbnail svg:x="0in" svg:y="0.75984in" svg:width="0.00039in" svg:height="0.00039in" presentation:class="page" draw:id="id5" presentation:style-name="a311" draw:name="Espaço Reservado para Imagem de Slide 1">
          <svg:title/>
          <svg:desc/>
        </draw:page-thumbnail>
        <draw:frame draw:id="id6" presentation:style-name="a314" draw:name="Espaço Reservado para Anotações 2" svg:x="0.75in" svg:y="4.75in" svg:width="5.99961in" svg:height="4.49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17">
      <draw:frame draw:id="id49" presentation:style-name="a321" draw:name="Título 1" svg:x="0.68924in" svg:y="0.5in" svg:width="3.22569in" svg:height="1.75in" presentation:class="title" presentation:placeholder="false">
        <draw:text-box>
          <text:p text:style-name="a320" text:class-names="" text:cond-style-name=""><text:span text:style-name="a318" text:class-names="">Clique para editar o título mestre</text:span><text:span text:style-name="a319" text:class-names=""/></text:p>
        </draw:text-box>
        <svg:title/>
        <svg:desc/>
      </draw:frame>
      <draw:frame draw:id="id50" presentation:style-name="a324" draw:name="Espaço Reservado para Imagem 2" svg:x="4.25174in" svg:y="1.07986in" svg:width="5.0625in" svg:height="5.32986in" presentation:class="graphic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1" presentation:style-name="a328" draw:name="Espaço Reservado para Texto 3" svg:x="0.68924in" svg:y="2.25in" svg:width="3.22569in" svg:height="4.168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 para editar o texto mestre</text:span></text:p>
            </text:list-item>
          </text:list>
        </draw:text-box>
        <svg:title/>
        <svg:desc/>
      </draw:frame>
      <draw:frame draw:id="id52" presentation:style-name="a331" draw:name="Espaço Reservado para Data 4" svg:x="0.49961in" svg:y="6.82953in" svg:width="2.33346in" svg:height="0.52126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3" presentation:style-name="a334" draw:name="Espaço Reservado para Rodapé 5" svg:x="3.41653in" svg:y="6.82953in" svg:width="3.16693in" svg:height="0.52126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4" presentation:style-name="a338" draw:name="Espaço Reservado para Número de Slide 6" svg:x="7.16614in" svg:y="6.82953in" svg:width="2.33346in" svg:height="0.52126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43">
        <draw:page-thumbnail svg:x="0in" svg:y="0.75984in" svg:width="0.00039in" svg:height="0.00039in" presentation:class="page" draw:id="id5" presentation:style-name="a339" draw:name="Espaço Reservado para Imagem de Slide 1">
          <svg:title/>
          <svg:desc/>
        </draw:page-thumbnail>
        <draw:frame draw:id="id6" presentation:style-name="a342" draw:name="Espaço Reservado para Anotações 2" svg:x="0.75in" svg:y="4.75in" svg:width="5.99961in" svg:height="4.4996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45">
      <draw:frame draw:id="id55" presentation:style-name="a349" draw:name="Título 1" svg:x="0.5in" svg:y="0.3in" svg:width="9in" svg:height="1.25039in" presentation:class="title" presentation:placeholder="false">
        <draw:text-box>
          <text:p text:style-name="a348" text:class-names="" text:cond-style-name=""><text:span text:style-name="a346" text:class-names="">Clique para editar o título mestre</text:span><text:span text:style-name="a347" text:class-names=""/></text:p>
        </draw:text-box>
        <svg:title/>
        <svg:desc/>
      </draw:frame>
      <draw:frame draw:id="id56" presentation:style-name="a366" draw:name="Espaço Reservado para Texto Vertical 2" svg:x="0.5in" svg:y="1.75in" svg:width="9in" svg:height="4.35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 para editar o texto mestr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í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Quinto nível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9" draw:name="Espaço Reservado para Data 3" svg:x="0.49961in" svg:y="6.82953in" svg:width="2.33346in" svg:height="0.52126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8" presentation:style-name="a372" draw:name="Espaço Reservado para Rodapé 4" svg:x="3.41653in" svg:y="6.82953in" svg:width="3.16693in" svg:height="0.52126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9" presentation:style-name="a376" draw:name="Espaço Reservado para Número de Slide 5" svg:x="7.16614in" svg:y="6.82953in" svg:width="2.33346in" svg:height="0.52126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381">
        <draw:page-thumbnail svg:x="0in" svg:y="0.75984in" svg:width="0.00039in" svg:height="0.00039in" presentation:class="page" draw:id="id5" presentation:style-name="a377" draw:name="Espaço Reservado para Imagem de Slide 1">
          <svg:title/>
          <svg:desc/>
        </draw:page-thumbnail>
        <draw:frame draw:id="id6" presentation:style-name="a380" draw:name="Espaço Reservado para Anotações 2" svg:x="0.75in" svg:y="4.75in" svg:width="5.99961in" svg:height="4.49961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383">
      <draw:frame draw:id="id60" presentation:style-name="a387" draw:name="Título Vertical 1" svg:x="7.25in" svg:y="0.30035in" svg:width="2.25in" svg:height="5.80035in" presentation:class="title" presentation:placeholder="false">
        <draw:text-box>
          <text:p text:style-name="a386" text:class-names="" text:cond-style-name=""><text:span text:style-name="a384" text:class-names="">Clique para editar o título mestre</text:span><text:span text:style-name="a385" text:class-names=""/></text:p>
        </draw:text-box>
        <svg:title/>
        <svg:desc/>
      </draw:frame>
      <draw:frame draw:id="id61" presentation:style-name="a404" draw:name="Espaço Reservado para Texto Vertical 2" svg:x="0.5in" svg:y="0.30035in" svg:width="6.58333in" svg:height="5.80035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que para editar o texto mestre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gundo ní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Quinto ní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07" draw:name="Espaço Reservado para Data 3" svg:x="0.49961in" svg:y="6.82953in" svg:width="2.33346in" svg:height="0.52126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3" presentation:style-name="a410" draw:name="Espaço Reservado para Rodapé 4" svg:x="3.41653in" svg:y="6.82953in" svg:width="3.16693in" svg:height="0.52126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4" presentation:style-name="a414" draw:name="Espaço Reservado para Número de Slide 5" svg:x="7.16614in" svg:y="6.82953in" svg:width="2.33346in" svg:height="0.52126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19">
        <draw:page-thumbnail svg:x="0in" svg:y="0.75984in" svg:width="0.00039in" svg:height="0.00039in" presentation:class="page" draw:id="id5" presentation:style-name="a415" draw:name="Espaço Reservado para Imagem de Slide 1">
          <svg:title/>
          <svg:desc/>
        </draw:page-thumbnail>
        <draw:frame draw:id="id6" presentation:style-name="a418" draw:name="Espaço Reservado para Anotações 2" svg:x="0.75in" svg:y="4.75in" svg:width="5.99961in" svg:height="4.49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handout-master style:page-layout-name="pageLayout3" draw:style-name="a420">
      <draw:frame draw:id="id65" presentation:style-name="a423" draw:name="Espaço Reservado para Cabeçalho 1" svg:x="0in" svg:y="0in" svg:width="3.25433in" svg:height="0.49961in" presentation:class="head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6" presentation:style-name="a426" draw:name="Espaço Reservado para Data 2" svg:x="4.24528in" svg:y="0in" svg:width="3.25433in" svg:height="0.49961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7" presentation:style-name="a429" draw:name="Espaço Reservado para Rodapé 3" svg:x="0in" svg:y="9.5in" svg:width="3.25433in" svg:height="0.4996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8" presentation:style-name="a432" draw:name="Espaço Reservado para Número de Slide 4" svg:x="4.24528in" svg:y="9.5in" svg:width="3.25433in" svg:height="0.4996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Mariajose</meta:initial-creator>
    <dc:creator>Ronny Peterson</dc:creator>
    <meta:creation-date>2010-05-23T12:28:12Z</meta:creation-date>
    <dc:date>2014-11-07T18:28:41Z</dc:date>
    <meta:editing-cycles>878</meta:editing-cycles>
    <meta:editing-duration>PT570885S</meta:editing-duration>
    <meta:document-statistic meta:paragraph-count="21" meta:word-count="138"/>
  </office:meta>
</office:document-meta>
</file>